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176cm" fo:margin-bottom="0.176cm" fo:line-height="100%"/>
      <style:text-properties fo:font-size="12pt" style:text-underline-style="solid" style:text-underline-width="auto" style:text-underline-color="font-color" style:font-size-asian="12pt" style:font-name-complex="Arial" style:font-size-complex="12pt"/>
    </style:style>
    <style:style style:name="P2" style:family="paragraph" style:parent-style-name="Standard">
      <style:paragraph-properties fo:margin-top="0.176cm" fo:margin-bottom="0.176cm" fo:line-height="100%"/>
      <style:text-properties fo:font-size="12pt" style:font-size-asian="12pt" style:font-name-complex="Arial" style:font-size-complex="12pt"/>
    </style:style>
    <style:style style:name="P3" style:family="paragraph" style:parent-style-name="Standard" style:master-page-name="Standard">
      <style:paragraph-properties fo:margin-top="0.176cm" fo:margin-bottom="0.176cm" fo:line-height="100%" fo:text-align="center" style:justify-single-word="false" style:page-number="auto"/>
      <style:text-properties fo:font-size="13pt" style:text-underline-style="solid" style:text-underline-width="auto" style:text-underline-color="font-color" fo:font-weight="bold" style:font-size-asian="13pt" style:font-weight-asian="bold" style:font-name-complex="Arial" style:font-size-complex="13pt" style:font-weight-complex="bold"/>
    </style:style>
    <style:style style:name="P4" style:family="paragraph" style:parent-style-name="Standard" style:list-style-name="L1">
      <style:paragraph-properties fo:margin-top="0.176cm" fo:margin-bottom="0.176cm" fo:line-height="100%"/>
      <style:text-properties fo:font-size="12pt" style:font-size-asian="12pt" style:font-name-complex="Arial" style:font-size-complex="12pt"/>
    </style:style>
    <style:style style:name="P5" style:family="paragraph" style:parent-style-name="Standard">
      <style:paragraph-properties fo:margin-top="0.176cm" fo:margin-bottom="0.176cm" fo:line-height="100%"/>
      <style:text-properties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6" style:family="paragraph" style:parent-style-name="Standard">
      <style:paragraph-properties fo:line-height="100%"/>
      <style:text-properties style:text-underline-style="solid" style:text-underline-width="auto" style:text-underline-color="font-color" fo:font-weight="bold" style:font-weight-asian="bold" style:font-name-complex="Arial" style:font-weight-complex="bold"/>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אמא! צצי!!! - איך משפיע המוצץ על התפתחות הדיבור? </text:p>
      <text:p text:style-name="P1"/>
      <text:p text:style-name="P2">אמרו לכם לתת מוצץ כבר ביום שהוא נולד... שיתרגל! </text:p>
      <text:p text:style-name="P2">אמרו לכם שאם לא תתנו מוצץ היא תמצוץ אצבע וזה לכל החיים! </text:p>
      <text:p text:style-name="P2">אחר כך אמרו לכם שאם הוא ימשיך למצוץ מוצץ בגילו, הוא יצטרך יישור שיניים. </text:p>
      <text:p text:style-name="P2">אולי גם אמרו לכם שבגלל המוצץ יש לה עכשיו הגייה משובשת. </text:p>
      <text:p text:style-name="P2"/>
      <text:p text:style-name="P2">אז בואו נעשה סדר: </text:p>
      <text:p text:style-name="P2">איך באמת משפיע המוצץ על התפתחות הדיבור? </text:p>
      <text:p text:style-name="P2">לאילו עצות להקשיב ואילו להשליך לסל המיתוסים? </text:p>
      <text:p text:style-name="P2">כיצד תיהנו מיתרונותיו ותימנעו מחסרונותיו? </text:p>
      <text:p text:style-name="P2"/>
      <text:p text:style-name="P5">השפעת המוצץ על הדיבור</text:p>
      <text:p text:style-name="P1"/>
      <text:p text:style-name="P2">השימוש במוצץ אצל פעוטות עשוי להשפיע על התפתחות הדיבור משני כיוונים שונים: </text:p>
      <text:list xml:id="list353597307577093533" text:style-name="L1">
        <text:list-item>
          <text:p text:style-name="P4">טכני / מבני - מעצם מיקומו של המוצץ הוא עשוי להפריע לתפקוד תקין של איברי הדיבור.</text:p>
        </text:list-item>
        <text:list-item>
          <text:p text:style-name="P4">התנהגותי / רגשי - המוצץ הוא אובייקט מעולם התינוקות, וככזה עשוי להשפיע על תפיסת הפעוט או הילד כתינוק. </text:p>
        </text:list-item>
      </text:list>
      <text:p text:style-name="P2"/>
      <text:p text:style-name="P2"><text:span text:style-name="T1">השפעה טכנית / מבנית</text:span> - כל זמן שהמוצץ נמצא בפה, הלסת והשפתיים מצויים במצב רפוי ופתוח. שרירי הפנים (ובעיקר הלשון) עסוקים בפעולת המציצה - הלשון דוחפת את המוצץ קדימה לעבר החך והשיניים העליונות. </text:p>
      <text:p text:style-name="P2">שימוש יתר במוצץ עלול לשמר את המצבים הללו - כלומר הלסת והשפתיים פתוחות ואף רפויות, והלשון מתורגלת היטב בדחיפת החך והשיניים העליונות קדימה, ואינה פנויה לתרגול תנועות אחרות החשובות להתפתחות ההגייה. </text:p>
      <text:p text:style-name="P2">עכשיו ניסוי - הרפו את שרירי הלסת והרימו את הלשון כך שתדחוף את השיניים העליונות, עכשיו נסו לדבר... איך נשמע? לא ברור במיוחד. </text:p>
      <text:p text:style-name="P2">בנוסף, מחקרים מראים על שכיחות גבוהה יותר של דלקות אוזניים אצל פעוטות המשתמשים במוצץ. דלקות אוזניים לעיתים קרובות מלוות בנוזלים באוזניים אשר פוגעים ביכולת השמיעה. </text:p>
      <text:p text:style-name="P2">פעוט שמסתובב בעולם עם נוזלים באוזניים שומע הכול, אבל עמום. זה אומר שהוא מתקשה להקשיב לאדם אחד שמדבר בנוכחות רעשי רקע, והוא אינו מקבל פידבק מדויק על הקולות והצלילים שהוא עצמו משמיע. מצב כזה עשוי לגרום לאיחור בדיבור או להגייה משובשת.</text:p>
      <text:p text:style-name="P2"/>
      <text:p text:style-name="P2"><text:span text:style-name="T1">השפעה התנהגותית / רגשית</text:span> - דמיינו תינוק קטן וחסר אונים, כל גופו מתפתל מכאבי בטן או צמיחת שיניים. אין לו עדיין שום דרך להרגיע את עצמו ובטח שלא לבטא את תסכולו פרט לבכי... הרבה בכי. כמה טוב שיש מוצץ!</text:p>
      <text:p text:style-name="P2">עכשיו דמיינו בן שנה וחצי... כואבת לו הבטן, לקחו לו צעצוע, לא קיבל את הממתק שרצה ושאר תסכולים קשים של פעוטות. הוא מסוגל לבטא את עצמו! אפילו אם עדיין אינו מדבר - בג׳סטות, מלמול והבעות פנים הוא מסוגל להסביר מה הבעיה ואולי אפילו לחשוב על פתרון. </text:p>
      <text:p text:style-name="P2"><text:soft-page-break/>העניין הוא שמדובר בהתנהגות נלמדת. כי גם בן השנה וחצי, בדומה לתינוק בן החודש, יגיב קודם כל בבכי... הרבה בכי. התפקיד שלנו כהורים הוא ללמד אותו כיצד לבטא את עצמו, ובהדרגה להחליף את הבכי במילים. </text:p>
      <text:p text:style-name="P2">ילד שהתרגל להירגע עם מוצץ גם בגילאים מתקדמים, במקרה הטוב יחמיץ הזדמנויות ללמוד לבטא את תסכולו, ובמקרה הפחות טוב להפנים שהוא עוד תינוק ולכן אינו צריך לדבר. </text:p>
      <text:p text:style-name="P2"/>
      <text:p text:style-name="P2">כמו בכל אספקט בהתפתחות ילדינו, החלוקה לתחומים – התנהגותי או טכני, היא מלאכותית בלבד. בפועל, ברוב הגדול של המקרים אין רק גורם אחד משפיע, אלא הם משתלבים יחדיו. </text:p>
      <text:p text:style-name="P2">בואו ניקח לדוגמה פעוט בן שנתיים, המשתמש רוב היום במוצץ. הוא סובל מנוזלים באוזניים לסירוגין, מאז ינקותו, ובשל כך מאחר בדיבור. </text:p>
      <text:p text:style-name="P2">הוריו מרגישים שהוא מתקשה לבטא את עצמו, ולכן מתייחסים אליו כתינוק של הבית, וממהרים לנחם אותו במוצץ כאשר הוא מתוסכל. </text:p>
      <text:p text:style-name="P2">במקרה הזה, הפער בהתפתחות הדיבור נשמר ועשוי אף להתעצם עם הזמן. מוטב היה, להפסיק את השימוש במוצץ, לפנות לרופא אף אוזן גרון, ולהעלות את הדרישות מהפעוט בהתאם לגילו. </text:p>
      <text:p text:style-name="P2"/>
      <text:p text:style-name="P6">מוצץ במקום אצבע?</text:p>
      <text:p text:style-name="P6"/>
      <text:p text:style-name="P6">שימוש נכון במוצץ</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fo:text-align="end"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he" style:country-complex="IL"/>
    </style:default-style>
    <style:default-style style:family="paragraph">
      <style:paragraph-properties fo:margin-top="0cm" fo:margin-bottom="0.353cm" fo:line-height="115%" fo:text-align="end" style:justify-single-word="false"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end" style:justify-single-word="false" fo:orphans="2" fo:widows="2" style:writing-mode="rl-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245cm" fo:margin-right="2.245cm" style:writing-mode="rl-tb" style:layout-grid-color="#c0c0c0" style:layout-grid-lines="2520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ked_n</meta:initial-creator>
    <meta:editing-cycles>10</meta:editing-cycles>
    <meta:creation-date>2014-04-24T06:40:00</meta:creation-date>
    <dc:date>2014-11-06T11:59:54.73</dc:date>
    <meta:editing-duration>PT4H58M32S</meta:editing-duration>
    <meta:generator>OpenOffice/4.0.0$Win32 OpenOffice.org_project/400m3$Build-9702</meta:generator>
    <meta:document-statistic meta:table-count="0" meta:image-count="0" meta:object-count="0" meta:page-count="2" meta:paragraph-count="28" meta:word-count="613" meta:character-count="29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